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ce181e"/>
    </style:style>
    <style:style style:name="ce12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ce181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ef413d"/>
    </style:style>
    <style:style style:name="ce5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ce181e"/>
    </style:style>
    <style:style style:name="ce4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</style:style>
    <style:style style:name="ce5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</style:style>
    <style:style style:name="ce5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ce181e"/>
    </style:style>
    <style:style style:name="ce6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MA_OD_deman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9" table:default-cell-style-name="ce1"/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8571176484503" calcext:value-type="float">
            <text:p>50.8571176484503</text:p>
          </table:table-cell>
          <table:table-cell/>
          <table:table-cell table:style-name="ce2" office:value-type="string" calcext:value-type="string">
            <text:p>O/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table:formula="of:=+SUMIFS([.$C$1:.$C$1048576];[.$A$1:.$A$1048576];[.$E3];[.$B$1:.$B$1048576];[.F$2])" office:value-type="float" office:value="0" calcext:value-type="float">
            <text:p>0.0</text:p>
          </table:table-cell>
          <table:table-cell table:style-name="ce35" table:formula="of:=+SUMIFS([.$C$1:.$C$1048576];[.$A$1:.$A$1048576];[.$E3];[.$B$1:.$B$1048576];[.G$2])" office:value-type="float" office:value="50.8571176484503" calcext:value-type="float">
            <text:p>50.9</text:p>
          </table:table-cell>
          <table:table-cell table:style-name="ce35" table:formula="of:=+SUMIFS([.$C$1:.$C$1048576];[.$A$1:.$A$1048576];[.$E3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E3];[.$B$1:.$B$1048576];[.I$2])" office:value-type="float" office:value="553.820911725185" calcext:value-type="float">
            <text:p>553.8</text:p>
          </table:table-cell>
          <table:table-cell table:style-name="ce35" table:formula="of:=+SUMIFS([.$C$1:.$C$1048576];[.$A$1:.$A$1048576];[.$E3];[.$B$1:.$B$1048576];[.J$2])" office:value-type="float" office:value="229.855655438527" calcext:value-type="float">
            <text:p>229.9</text:p>
          </table:table-cell>
          <table:table-cell table:style-name="ce35" table:formula="of:=+SUMIFS([.$C$1:.$C$1048576];[.$A$1:.$A$1048576];[.$E3];[.$B$1:.$B$1048576];[.K$2])" office:value-type="float" office:value="708.809261156293" calcext:value-type="float">
            <text:p>708.8</text:p>
          </table:table-cell>
          <table:table-cell table:style-name="ce35" table:formula="of:=+SUMIFS([.$C$1:.$C$1048576];[.$A$1:.$A$1048576];[.$E3];[.$B$1:.$B$1048576];[.L$2])" office:value-type="float" office:value="91.6205666389055" calcext:value-type="float">
            <text:p>91.6</text:p>
          </table:table-cell>
          <table:table-cell table:style-name="ce13" table:formula="of:=+SUMIFS([.$C$1:.$C$1048576];[.$A$1:.$A$1048576];[.$E3];[.$B$1:.$B$1048576];[.M$2])" office:value-type="float" office:value="286.831958496547" calcext:value-type="float">
            <text:p>286.8</text:p>
          </table:table-cell>
          <table:table-cell table:style-name="ce13" table:formula="of:=+SUM([.F3:.M3])" office:value-type="float" office:value="1921.79547110391" calcext:value-type="float">
            <text:p>192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3.820911725185" calcext:value-type="float">
            <text:p>553.82091172518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7" table:formula="of:=+SUMIFS([.$C$1:.$C$1048576];[.$A$1:.$A$1048576];[.$E4];[.$B$1:.$B$1048576];[.F$2])" office:value-type="float" office:value="0" calcext:value-type="float">
            <text:p>0.0</text:p>
          </table:table-cell>
          <table:table-cell table:style-name="ce35" table:formula="of:=+SUMIFS([.$C$1:.$C$1048576];[.$A$1:.$A$1048576];[.$E4];[.$B$1:.$B$1048576];[.G$2])" office:value-type="float" office:value="0" calcext:value-type="float">
            <text:p>0.0</text:p>
          </table:table-cell>
          <table:table-cell table:style-name="ce35" table:formula="of:=+SUMIFS([.$C$1:.$C$1048576];[.$A$1:.$A$1048576];[.$E4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E4];[.$B$1:.$B$1048576];[.I$2])" office:value-type="float" office:value="553.820911725185" calcext:value-type="float">
            <text:p>553.8</text:p>
          </table:table-cell>
          <table:table-cell table:style-name="ce35" table:formula="of:=+SUMIFS([.$C$1:.$C$1048576];[.$A$1:.$A$1048576];[.$E4];[.$B$1:.$B$1048576];[.J$2])" office:value-type="float" office:value="229.855655438527" calcext:value-type="float">
            <text:p>229.9</text:p>
          </table:table-cell>
          <table:table-cell table:style-name="ce35" table:formula="of:=+SUMIFS([.$C$1:.$C$1048576];[.$A$1:.$A$1048576];[.$E4];[.$B$1:.$B$1048576];[.K$2])" office:value-type="float" office:value="708.809261156293" calcext:value-type="float">
            <text:p>708.8</text:p>
          </table:table-cell>
          <table:table-cell table:style-name="ce35" table:formula="of:=+SUMIFS([.$C$1:.$C$1048576];[.$A$1:.$A$1048576];[.$E4];[.$B$1:.$B$1048576];[.L$2])" office:value-type="float" office:value="91.6205666389055" calcext:value-type="float">
            <text:p>91.6</text:p>
          </table:table-cell>
          <table:table-cell table:style-name="ce13" table:formula="of:=+SUMIFS([.$C$1:.$C$1048576];[.$A$1:.$A$1048576];[.$E4];[.$B$1:.$B$1048576];[.M$2])" office:value-type="float" office:value="286.831958496547" calcext:value-type="float">
            <text:p>286.8</text:p>
          </table:table-cell>
          <table:table-cell table:style-name="ce13" table:formula="of:=+SUM([.F4:.M4])" office:value-type="float" office:value="1870.93835345546" calcext:value-type="float">
            <text:p>187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9.855655438527" calcext:value-type="float">
            <text:p>229.855655438527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7" table:formula="of:=+SUMIFS([.$C$1:.$C$1048576];[.$A$1:.$A$1048576];[.$E5];[.$B$1:.$B$1048576];[.F$2])" office:value-type="float" office:value="0" calcext:value-type="float">
            <text:p>0.0</text:p>
          </table:table-cell>
          <table:table-cell table:style-name="ce35" table:formula="of:=+SUMIFS([.$C$1:.$C$1048576];[.$A$1:.$A$1048576];[.$E5];[.$B$1:.$B$1048576];[.G$2])" office:value-type="float" office:value="50.8571176484503" calcext:value-type="float">
            <text:p>50.9</text:p>
          </table:table-cell>
          <table:table-cell table:style-name="ce35" table:formula="of:=+SUMIFS([.$C$1:.$C$1048576];[.$A$1:.$A$1048576];[.$E5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E5];[.$B$1:.$B$1048576];[.I$2])" office:value-type="float" office:value="553.820911725185" calcext:value-type="float">
            <text:p>553.8</text:p>
          </table:table-cell>
          <table:table-cell table:style-name="ce35" table:formula="of:=+SUMIFS([.$C$1:.$C$1048576];[.$A$1:.$A$1048576];[.$E5];[.$B$1:.$B$1048576];[.J$2])" office:value-type="float" office:value="229.855655438527" calcext:value-type="float">
            <text:p>229.9</text:p>
          </table:table-cell>
          <table:table-cell table:style-name="ce35" table:formula="of:=+SUMIFS([.$C$1:.$C$1048576];[.$A$1:.$A$1048576];[.$E5];[.$B$1:.$B$1048576];[.K$2])" office:value-type="float" office:value="708.809261156293" calcext:value-type="float">
            <text:p>708.8</text:p>
          </table:table-cell>
          <table:table-cell table:style-name="ce35" table:formula="of:=+SUMIFS([.$C$1:.$C$1048576];[.$A$1:.$A$1048576];[.$E5];[.$B$1:.$B$1048576];[.L$2])" office:value-type="float" office:value="91.6205666389055" calcext:value-type="float">
            <text:p>91.6</text:p>
          </table:table-cell>
          <table:table-cell table:style-name="ce13" table:formula="of:=+SUMIFS([.$C$1:.$C$1048576];[.$A$1:.$A$1048576];[.$E5];[.$B$1:.$B$1048576];[.M$2])" office:value-type="float" office:value="286.831958496547" calcext:value-type="float">
            <text:p>286.8</text:p>
          </table:table-cell>
          <table:table-cell table:style-name="ce13" table:formula="of:=+SUM([.F5:.M5])" office:value-type="float" office:value="1921.79547110391" calcext:value-type="float">
            <text:p>192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8.809261156293" calcext:value-type="float">
            <text:p>708.80926115629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7" table:formula="of:=+SUMIFS([.$C$1:.$C$1048576];[.$A$1:.$A$1048576];[.$E6];[.$B$1:.$B$1048576];[.F$2])" office:value-type="float" office:value="0" calcext:value-type="float">
            <text:p>0.0</text:p>
          </table:table-cell>
          <table:table-cell table:style-name="ce35" table:formula="of:=+SUMIFS([.$C$1:.$C$1048576];[.$A$1:.$A$1048576];[.$E6];[.$B$1:.$B$1048576];[.G$2])" office:value-type="float" office:value="50.8571176484503" calcext:value-type="float">
            <text:p>50.9</text:p>
          </table:table-cell>
          <table:table-cell table:style-name="ce35" table:formula="of:=+SUMIFS([.$C$1:.$C$1048576];[.$A$1:.$A$1048576];[.$E6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E6];[.$B$1:.$B$1048576];[.I$2])" office:value-type="float" office:value="0" calcext:value-type="float">
            <text:p>0.0</text:p>
          </table:table-cell>
          <table:table-cell table:style-name="ce35" table:formula="of:=+SUMIFS([.$C$1:.$C$1048576];[.$A$1:.$A$1048576];[.$E6];[.$B$1:.$B$1048576];[.J$2])" office:value-type="float" office:value="229.855655438527" calcext:value-type="float">
            <text:p>229.9</text:p>
          </table:table-cell>
          <table:table-cell table:style-name="ce35" table:formula="of:=+SUMIFS([.$C$1:.$C$1048576];[.$A$1:.$A$1048576];[.$E6];[.$B$1:.$B$1048576];[.K$2])" office:value-type="float" office:value="708.809261156293" calcext:value-type="float">
            <text:p>708.8</text:p>
          </table:table-cell>
          <table:table-cell table:style-name="ce35" table:formula="of:=+SUMIFS([.$C$1:.$C$1048576];[.$A$1:.$A$1048576];[.$E6];[.$B$1:.$B$1048576];[.L$2])" office:value-type="float" office:value="91.6205666389055" calcext:value-type="float">
            <text:p>91.6</text:p>
          </table:table-cell>
          <table:table-cell table:style-name="ce13" table:formula="of:=+SUMIFS([.$C$1:.$C$1048576];[.$A$1:.$A$1048576];[.$E6];[.$B$1:.$B$1048576];[.M$2])" office:value-type="float" office:value="286.831958496547" calcext:value-type="float">
            <text:p>286.8</text:p>
          </table:table-cell>
          <table:table-cell table:style-name="ce13" table:formula="of:=+SUM([.F6:.M6])" office:value-type="float" office:value="1367.97455937872" calcext:value-type="float">
            <text:p>1368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1.6205666389055" calcext:value-type="float">
            <text:p>91.62056663890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table:formula="of:=+SUMIFS([.$C$1:.$C$1048576];[.$A$1:.$A$1048576];[.$E7];[.$B$1:.$B$1048576];[.F$2])" office:value-type="float" office:value="0" calcext:value-type="float">
            <text:p>0.0</text:p>
          </table:table-cell>
          <table:table-cell table:style-name="ce35" table:formula="of:=+SUMIFS([.$C$1:.$C$1048576];[.$A$1:.$A$1048576];[.$E7];[.$B$1:.$B$1048576];[.G$2])" office:value-type="float" office:value="50.8571176484503" calcext:value-type="float">
            <text:p>50.9</text:p>
          </table:table-cell>
          <table:table-cell table:style-name="ce35" table:formula="of:=+SUMIFS([.$C$1:.$C$1048576];[.$A$1:.$A$1048576];[.$E7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E7];[.$B$1:.$B$1048576];[.I$2])" office:value-type="float" office:value="553.820911725185" calcext:value-type="float">
            <text:p>553.8</text:p>
          </table:table-cell>
          <table:table-cell table:style-name="ce35" table:formula="of:=+SUMIFS([.$C$1:.$C$1048576];[.$A$1:.$A$1048576];[.$E7];[.$B$1:.$B$1048576];[.J$2])" office:value-type="float" office:value="0" calcext:value-type="float">
            <text:p>0.0</text:p>
          </table:table-cell>
          <table:table-cell table:style-name="ce35" table:formula="of:=+SUMIFS([.$C$1:.$C$1048576];[.$A$1:.$A$1048576];[.$E7];[.$B$1:.$B$1048576];[.K$2])" office:value-type="float" office:value="708.809261156293" calcext:value-type="float">
            <text:p>708.8</text:p>
          </table:table-cell>
          <table:table-cell table:style-name="ce35" table:formula="of:=+SUMIFS([.$C$1:.$C$1048576];[.$A$1:.$A$1048576];[.$E7];[.$B$1:.$B$1048576];[.L$2])" office:value-type="float" office:value="91.6205666389055" calcext:value-type="float">
            <text:p>91.6</text:p>
          </table:table-cell>
          <table:table-cell table:style-name="ce13" table:formula="of:=+SUMIFS([.$C$1:.$C$1048576];[.$A$1:.$A$1048576];[.$E7];[.$B$1:.$B$1048576];[.M$2])" office:value-type="float" office:value="286.831958496547" calcext:value-type="float">
            <text:p>286.8</text:p>
          </table:table-cell>
          <table:table-cell table:style-name="ce13" table:formula="of:=+SUM([.F7:.M7])" office:value-type="float" office:value="1691.93981566538" calcext:value-type="float">
            <text:p>16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6.831958496547" calcext:value-type="float">
            <text:p>286.83195849654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7" table:formula="of:=+SUMIFS([.$C$1:.$C$1048576];[.$A$1:.$A$1048576];[.$E8];[.$B$1:.$B$1048576];[.F$2])" office:value-type="float" office:value="0" calcext:value-type="float">
            <text:p>0.0</text:p>
          </table:table-cell>
          <table:table-cell table:style-name="ce35" table:formula="of:=+SUMIFS([.$C$1:.$C$1048576];[.$A$1:.$A$1048576];[.$E8];[.$B$1:.$B$1048576];[.G$2])" office:value-type="float" office:value="50.8571176484503" calcext:value-type="float">
            <text:p>50.9</text:p>
          </table:table-cell>
          <table:table-cell table:style-name="ce35" table:formula="of:=+SUMIFS([.$C$1:.$C$1048576];[.$A$1:.$A$1048576];[.$E8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E8];[.$B$1:.$B$1048576];[.I$2])" office:value-type="float" office:value="553.820911725185" calcext:value-type="float">
            <text:p>553.8</text:p>
          </table:table-cell>
          <table:table-cell table:style-name="ce35" table:formula="of:=+SUMIFS([.$C$1:.$C$1048576];[.$A$1:.$A$1048576];[.$E8];[.$B$1:.$B$1048576];[.J$2])" office:value-type="float" office:value="229.855655438527" calcext:value-type="float">
            <text:p>229.9</text:p>
          </table:table-cell>
          <table:table-cell table:style-name="ce35" table:formula="of:=+SUMIFS([.$C$1:.$C$1048576];[.$A$1:.$A$1048576];[.$E8];[.$B$1:.$B$1048576];[.K$2])" office:value-type="float" office:value="0" calcext:value-type="float">
            <text:p>0.0</text:p>
          </table:table-cell>
          <table:table-cell table:style-name="ce35" table:formula="of:=+SUMIFS([.$C$1:.$C$1048576];[.$A$1:.$A$1048576];[.$E8];[.$B$1:.$B$1048576];[.L$2])" office:value-type="float" office:value="91.6205666389055" calcext:value-type="float">
            <text:p>91.6</text:p>
          </table:table-cell>
          <table:table-cell table:style-name="ce13" table:formula="of:=+SUMIFS([.$C$1:.$C$1048576];[.$A$1:.$A$1048576];[.$E8];[.$B$1:.$B$1048576];[.M$2])" office:value-type="float" office:value="286.831958496547" calcext:value-type="float">
            <text:p>286.8</text:p>
          </table:table-cell>
          <table:table-cell table:style-name="ce13" table:formula="of:=+SUM([.F8:.M8])" office:value-type="float" office:value="1212.98620994762" calcext:value-type="float">
            <text:p>1213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7" table:formula="of:=+SUMIFS([.$C$1:.$C$1048576];[.$A$1:.$A$1048576];[.$E9];[.$B$1:.$B$1048576];[.F$2])" office:value-type="float" office:value="0" calcext:value-type="float">
            <text:p>0.0</text:p>
          </table:table-cell>
          <table:table-cell table:style-name="ce35" table:formula="of:=+SUMIFS([.$C$1:.$C$1048576];[.$A$1:.$A$1048576];[.$E9];[.$B$1:.$B$1048576];[.G$2])" office:value-type="float" office:value="50.8571176484503" calcext:value-type="float">
            <text:p>50.9</text:p>
          </table:table-cell>
          <table:table-cell table:style-name="ce35" table:formula="of:=+SUMIFS([.$C$1:.$C$1048576];[.$A$1:.$A$1048576];[.$E9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E9];[.$B$1:.$B$1048576];[.I$2])" office:value-type="float" office:value="553.820911725185" calcext:value-type="float">
            <text:p>553.8</text:p>
          </table:table-cell>
          <table:table-cell table:style-name="ce35" table:formula="of:=+SUMIFS([.$C$1:.$C$1048576];[.$A$1:.$A$1048576];[.$E9];[.$B$1:.$B$1048576];[.J$2])" office:value-type="float" office:value="229.855655438527" calcext:value-type="float">
            <text:p>229.9</text:p>
          </table:table-cell>
          <table:table-cell table:style-name="ce35" table:formula="of:=+SUMIFS([.$C$1:.$C$1048576];[.$A$1:.$A$1048576];[.$E9];[.$B$1:.$B$1048576];[.K$2])" office:value-type="float" office:value="708.809261156293" calcext:value-type="float">
            <text:p>708.8</text:p>
          </table:table-cell>
          <table:table-cell table:style-name="ce35" table:formula="of:=+SUMIFS([.$C$1:.$C$1048576];[.$A$1:.$A$1048576];[.$E9];[.$B$1:.$B$1048576];[.L$2])" office:value-type="float" office:value="0" calcext:value-type="float">
            <text:p>0.0</text:p>
          </table:table-cell>
          <table:table-cell table:style-name="ce13" table:formula="of:=+SUMIFS([.$C$1:.$C$1048576];[.$A$1:.$A$1048576];[.$E9];[.$B$1:.$B$1048576];[.M$2])" office:value-type="float" office:value="286.831958496547" calcext:value-type="float">
            <text:p>286.8</text:p>
          </table:table-cell>
          <table:table-cell table:style-name="ce13" table:formula="of:=+SUM([.F9:.M9])" office:value-type="float" office:value="1830.174904465" calcext:value-type="float">
            <text:p>183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table:formula="of:=+SUMIFS([.$C$1:.$C$1048576];[.$A$1:.$A$1048576];[.$E10];[.$B$1:.$B$1048576];[.F$2])" office:value-type="float" office:value="2933.74658853613" calcext:value-type="float">
            <text:p>2933.7</text:p>
          </table:table-cell>
          <table:table-cell table:style-name="ce10" table:formula="of:=+SUMIFS([.$C$1:.$C$1048576];[.$A$1:.$A$1048576];[.$E10];[.$B$1:.$B$1048576];[.G$2])" office:value-type="float" office:value="0" calcext:value-type="float">
            <text:p>0.0</text:p>
          </table:table-cell>
          <table:table-cell table:style-name="ce10" table:formula="of:=+SUMIFS([.$C$1:.$C$1048576];[.$A$1:.$A$1048576];[.$E10];[.$B$1:.$B$1048576];[.H$2])" office:value-type="float" office:value="0" calcext:value-type="float">
            <text:p>0.0</text:p>
          </table:table-cell>
          <table:table-cell table:style-name="ce10" table:formula="of:=+SUMIFS([.$C$1:.$C$1048576];[.$A$1:.$A$1048576];[.$E10];[.$B$1:.$B$1048576];[.I$2])" office:value-type="float" office:value="1747.78609811017" calcext:value-type="float">
            <text:p>1747.8</text:p>
          </table:table-cell>
          <table:table-cell table:style-name="ce10" table:formula="of:=+SUMIFS([.$C$1:.$C$1048576];[.$A$1:.$A$1048576];[.$E10];[.$B$1:.$B$1048576];[.J$2])" office:value-type="float" office:value="141.663213238324" calcext:value-type="float">
            <text:p>141.7</text:p>
          </table:table-cell>
          <table:table-cell table:style-name="ce10" table:formula="of:=+SUMIFS([.$C$1:.$C$1048576];[.$A$1:.$A$1048576];[.$E10];[.$B$1:.$B$1048576];[.K$2])" office:value-type="float" office:value="788.301346860405" calcext:value-type="float">
            <text:p>788.3</text:p>
          </table:table-cell>
          <table:table-cell table:style-name="ce10" table:formula="of:=+SUMIFS([.$C$1:.$C$1048576];[.$A$1:.$A$1048576];[.$E10];[.$B$1:.$B$1048576];[.L$2])" office:value-type="float" office:value="1.48396473597342" calcext:value-type="float">
            <text:p>1.5</text:p>
          </table:table-cell>
          <table:table-cell table:style-name="ce14" table:formula="of:=+SUMIFS([.$C$1:.$C$1048576];[.$A$1:.$A$1048576];[.$E10];[.$B$1:.$B$1048576];[.M$2])" office:value-type="float" office:value="0" calcext:value-type="float">
            <text:p>0.0</text:p>
          </table:table-cell>
          <table:table-cell table:style-name="ce16" table:formula="of:=+SUM([.F10:.M10])" office:value-type="float" office:value="5612.981211481" calcext:value-type="float">
            <text:p>5613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3.820911725185" calcext:value-type="float">
            <text:p>553.820911725185</text:p>
          </table:table-cell>
          <table:table-cell/>
          <table:table-cell table:style-name="ce5" office:value-type="string" calcext:value-type="string">
            <text:p>sum</text:p>
          </table:table-cell>
          <table:table-cell table:style-name="ce5" table:formula="of:=+SUM([.F3:.F10])" office:value-type="float" office:value="2933.74658853613" calcext:value-type="float">
            <text:p>2933.7</text:p>
          </table:table-cell>
          <table:table-cell table:style-name="ce10" table:formula="of:=+SUM([.G3:.G10])" office:value-type="float" office:value="305.142705890702" calcext:value-type="float">
            <text:p>305.1</text:p>
          </table:table-cell>
          <table:table-cell table:style-name="ce10" table:formula="of:=+SUM([.H3:.H10])" office:value-type="float" office:value="0" calcext:value-type="float">
            <text:p>0.0</text:p>
          </table:table-cell>
          <table:table-cell table:style-name="ce11" table:formula="of:=+SUM([.I3:.I10])" office:value-type="float" office:value="5070.71156846128" calcext:value-type="float">
            <text:p>5070.7</text:p>
          </table:table-cell>
          <table:table-cell table:style-name="ce10" table:formula="of:=+SUM([.J3:.J10])" office:value-type="float" office:value="1520.79714586949" calcext:value-type="float">
            <text:p>1520.8</text:p>
          </table:table-cell>
          <table:table-cell table:style-name="ce11" table:formula="of:=+SUM([.K3:.K10])" office:value-type="float" office:value="5041.15691379816" calcext:value-type="float">
            <text:p>5041.2</text:p>
          </table:table-cell>
          <table:table-cell table:style-name="ce10" table:formula="of:=+SUM([.L3:.L10])" office:value-type="float" office:value="551.207364569406" calcext:value-type="float">
            <text:p>551.2</text:p>
          </table:table-cell>
          <table:table-cell table:style-name="ce14" table:formula="of:=+SUM([.M3:.M10])" office:value-type="float" office:value="2007.82370947583" calcext:value-type="float">
            <text:p>2007.8</text:p>
          </table:table-cell>
          <table:table-cell table:style-name="ce14" table:formula="of:=+SUM([.N3:.N10])" office:value-type="float" office:value="17430.585996601" calcext:value-type="float">
            <text:p>1743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9.855655438527" calcext:value-type="float">
            <text:p>229.85565543852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8.809261156293" calcext:value-type="float">
            <text:p>708.80926115629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1.6205666389055" calcext:value-type="float">
            <text:p>91.620566638905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6.831958496547" calcext:value-type="float">
            <text:p>286.831958496547</text:p>
          </table:table-cell>
          <table:table-cell table:number-columns-repeated="2"/>
          <table:table-cell table:style-name="Default" office:value-type="string" calcext:value-type="string">
            <text:p>favorite destinations</text:p>
          </table:table-cell>
          <table:table-cell table:style-name="Default" table:number-columns-repeated="2"/>
          <table:table-cell table:style-name="Default" office:value-type="string" calcext:value-type="string">
            <text:p>favorite origi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.8571176484503" calcext:value-type="float">
            <text:p>50.8571176484503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3.820911725185" calcext:value-type="float">
            <text:p>553.82091172518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9.855655438527" calcext:value-type="float">
            <text:p>229.85565543852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08.809261156293" calcext:value-type="float">
            <text:p>708.80926115629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.6205666389055" calcext:value-type="float">
            <text:p>91.620566638905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6.831958496547" calcext:value-type="float">
            <text:p>286.83195849654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.8571176484503" calcext:value-type="float">
            <text:p>50.857117648450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9.855655438527" calcext:value-type="float">
            <text:p>229.85565543852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8.809261156293" calcext:value-type="float">
            <text:p>708.80926115629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1.6205666389055" calcext:value-type="float">
            <text:p>91.620566638905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6.831958496547" calcext:value-type="float">
            <text:p>286.83195849654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.8571176484503" calcext:value-type="float">
            <text:p>50.857117648450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3.820911725185" calcext:value-type="float">
            <text:p>553.82091172518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8.809261156293" calcext:value-type="float">
            <text:p>708.80926115629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1.6205666389055" calcext:value-type="float">
            <text:p>91.620566638905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6.831958496547" calcext:value-type="float">
            <text:p>286.831958496547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.8571176484503" calcext:value-type="float">
            <text:p>50.857117648450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3.820911725185" calcext:value-type="float">
            <text:p>553.82091172518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9.855655438527" calcext:value-type="float">
            <text:p>229.855655438527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1.6205666389055" calcext:value-type="float">
            <text:p>91.620566638905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6.831958496547" calcext:value-type="float">
            <text:p>286.83195849654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.8571176484503" calcext:value-type="float">
            <text:p>50.857117648450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3.820911725185" calcext:value-type="float">
            <text:p>553.82091172518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9.855655438527" calcext:value-type="float">
            <text:p>229.85565543852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8.809261156293" calcext:value-type="float">
            <text:p>708.80926115629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6.831958496547" calcext:value-type="float">
            <text:p>286.83195849654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33.74658853613" calcext:value-type="float">
            <text:p>2933.7465885361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47.78609811017" calcext:value-type="float">
            <text:p>1747.7860981101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1.663213238324" calcext:value-type="float">
            <text:p>141.663213238324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88.301346860405" calcext:value-type="float">
            <text:p>788.30134686040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48396473597342" calcext:value-type="float">
            <text:p>1.48396473597342</text:p>
          </table:table-cell>
          <table:table-cell table:number-columns-repeated="11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2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2" office:value-type="string" calcext:value-type="string" table:number-columns-spanned="8" table:number-rows-spanned="1">
            <text:p>destination</text:p>
          </table:table-cell>
          <table:covered-table-cell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7.910274489518" calcext:value-type="float">
            <text:p>367.910274489518</text:p>
          </table:table-cell>
          <table:table-cell table:number-columns-repeated="2"/>
          <table:table-cell table:style-name="ce44" office:value-type="string" calcext:value-type="string">
            <text:p>O/D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7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 table:number-columns-spanned="1" table:number-rows-spanned="8">
            <text:p>origin</text:p>
          </table:table-cell>
          <table:table-cell table:style-name="ce46" office:value-type="float" office:value="1" calcext:value-type="float">
            <text:p>1</text:p>
          </table:table-cell>
          <table:table-cell table:style-name="ce35" table:formula="of:=+SUMIFS([.$C$1:.$C$1048576];[.$A$1:.$A$1048576];[.$F3];[.$B$1:.$B$1048576];[.G$2])" office:value-type="float" office:value="0" calcext:value-type="float">
            <text:p>0.0</text:p>
          </table:table-cell>
          <table:table-cell table:style-name="ce35" table:formula="of:=+SUMIFS([.$C$1:.$C$1048576];[.$A$1:.$A$1048576];[.$F3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F3];[.$B$1:.$B$1048576];[.I$2])" office:value-type="float" office:value="27.1836823998801" calcext:value-type="float">
            <text:p>27.2</text:p>
          </table:table-cell>
          <table:table-cell table:style-name="ce35" table:formula="of:=+SUMIFS([.$C$1:.$C$1048576];[.$A$1:.$A$1048576];[.$F3];[.$B$1:.$B$1048576];[.J$2])" office:value-type="float" office:value="367.910274489518" calcext:value-type="float">
            <text:p>367.9</text:p>
          </table:table-cell>
          <table:table-cell table:style-name="ce35" table:formula="of:=+SUMIFS([.$C$1:.$C$1048576];[.$A$1:.$A$1048576];[.$F3];[.$B$1:.$B$1048576];[.K$2])" office:value-type="float" office:value="0" calcext:value-type="float">
            <text:p>0.0</text:p>
          </table:table-cell>
          <table:table-cell table:style-name="ce35" table:formula="of:=+SUMIFS([.$C$1:.$C$1048576];[.$A$1:.$A$1048576];[.$F3];[.$B$1:.$B$1048576];[.L$2])" office:value-type="float" office:value="0" calcext:value-type="float">
            <text:p>0.0</text:p>
          </table:table-cell>
          <table:table-cell table:style-name="ce35" table:formula="of:=+SUMIFS([.$C$1:.$C$1048576];[.$A$1:.$A$1048576];[.$F3];[.$B$1:.$B$1048576];[.M$2])" office:value-type="float" office:value="0" calcext:value-type="float">
            <text:p>0.0</text:p>
          </table:table-cell>
          <table:table-cell table:style-name="ce35" table:formula="of:=+SUMIFS([.$C$1:.$C$1048576];[.$A$1:.$A$1048576];[.$F3];[.$B$1:.$B$1048576];[.N$2])" office:value-type="float" office:value="0" calcext:value-type="float">
            <text:p>0.0</text:p>
          </table:table-cell>
          <table:table-cell table:style-name="ce51" table:formula="of:=+SUM([.G3:.N3])" office:value-type="float" office:value="395.093956889398" calcext:value-type="float">
            <text:p>395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.1836823998801" calcext:value-type="float">
            <text:p>27.1836823998801</text:p>
          </table:table-cell>
          <table:table-cell/>
          <table:covered-table-cell/>
          <table:table-cell table:style-name="ce46" office:value-type="float" office:value="4" calcext:value-type="float">
            <text:p>4</text:p>
          </table:table-cell>
          <table:table-cell table:style-name="ce35" table:formula="of:=+SUMIFS([.$C$1:.$C$1048576];[.$A$1:.$A$1048576];[.$F4];[.$B$1:.$B$1048576];[.G$2])" office:value-type="float" office:value="0" calcext:value-type="float">
            <text:p>0.0</text:p>
          </table:table-cell>
          <table:table-cell table:style-name="ce35" table:formula="of:=+SUMIFS([.$C$1:.$C$1048576];[.$A$1:.$A$1048576];[.$F4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F4];[.$B$1:.$B$1048576];[.I$2])" office:value-type="float" office:value="27.1836823998801" calcext:value-type="float">
            <text:p>27.2</text:p>
          </table:table-cell>
          <table:table-cell table:style-name="ce35" table:formula="of:=+SUMIFS([.$C$1:.$C$1048576];[.$A$1:.$A$1048576];[.$F4];[.$B$1:.$B$1048576];[.J$2])" office:value-type="float" office:value="367.910274489518" calcext:value-type="float">
            <text:p>367.9</text:p>
          </table:table-cell>
          <table:table-cell table:style-name="ce35" table:formula="of:=+SUMIFS([.$C$1:.$C$1048576];[.$A$1:.$A$1048576];[.$F4];[.$B$1:.$B$1048576];[.K$2])" office:value-type="float" office:value="0" calcext:value-type="float">
            <text:p>0.0</text:p>
          </table:table-cell>
          <table:table-cell table:style-name="ce35" table:formula="of:=+SUMIFS([.$C$1:.$C$1048576];[.$A$1:.$A$1048576];[.$F4];[.$B$1:.$B$1048576];[.L$2])" office:value-type="float" office:value="0" calcext:value-type="float">
            <text:p>0.0</text:p>
          </table:table-cell>
          <table:table-cell table:style-name="ce35" table:formula="of:=+SUMIFS([.$C$1:.$C$1048576];[.$A$1:.$A$1048576];[.$F4];[.$B$1:.$B$1048576];[.M$2])" office:value-type="float" office:value="0" calcext:value-type="float">
            <text:p>0.0</text:p>
          </table:table-cell>
          <table:table-cell table:style-name="ce35" table:formula="of:=+SUMIFS([.$C$1:.$C$1048576];[.$A$1:.$A$1048576];[.$F4];[.$B$1:.$B$1048576];[.N$2])" office:value-type="float" office:value="0" calcext:value-type="float">
            <text:p>0.0</text:p>
          </table:table-cell>
          <table:table-cell table:style-name="ce51" table:formula="of:=+SUM([.G4:.N4])" office:value-type="float" office:value="395.093956889398" calcext:value-type="float">
            <text:p>395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46" office:value-type="float" office:value="20" calcext:value-type="float">
            <text:p>20</text:p>
          </table:table-cell>
          <table:table-cell table:style-name="ce35" table:formula="of:=+SUMIFS([.$C$1:.$C$1048576];[.$A$1:.$A$1048576];[.$F5];[.$B$1:.$B$1048576];[.G$2])" office:value-type="float" office:value="0" calcext:value-type="float">
            <text:p>0.0</text:p>
          </table:table-cell>
          <table:table-cell table:style-name="ce35" table:formula="of:=+SUMIFS([.$C$1:.$C$1048576];[.$A$1:.$A$1048576];[.$F5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F5];[.$B$1:.$B$1048576];[.I$2])" office:value-type="float" office:value="0" calcext:value-type="float">
            <text:p>0.0</text:p>
          </table:table-cell>
          <table:table-cell table:style-name="ce35" table:formula="of:=+SUMIFS([.$C$1:.$C$1048576];[.$A$1:.$A$1048576];[.$F5];[.$B$1:.$B$1048576];[.J$2])" office:value-type="float" office:value="0" calcext:value-type="float">
            <text:p>0.0</text:p>
          </table:table-cell>
          <table:table-cell table:style-name="ce35" table:formula="of:=+SUMIFS([.$C$1:.$C$1048576];[.$A$1:.$A$1048576];[.$F5];[.$B$1:.$B$1048576];[.K$2])" office:value-type="float" office:value="0" calcext:value-type="float">
            <text:p>0.0</text:p>
          </table:table-cell>
          <table:table-cell table:style-name="ce35" table:formula="of:=+SUMIFS([.$C$1:.$C$1048576];[.$A$1:.$A$1048576];[.$F5];[.$B$1:.$B$1048576];[.L$2])" office:value-type="float" office:value="217.79478574669" calcext:value-type="float">
            <text:p>217.8</text:p>
          </table:table-cell>
          <table:table-cell table:style-name="ce35" table:formula="of:=+SUMIFS([.$C$1:.$C$1048576];[.$A$1:.$A$1048576];[.$F5];[.$B$1:.$B$1048576];[.M$2])" office:value-type="float" office:value="156.040975123548" calcext:value-type="float">
            <text:p>156.0</text:p>
          </table:table-cell>
          <table:table-cell table:style-name="ce35" table:formula="of:=+SUMIFS([.$C$1:.$C$1048576];[.$A$1:.$A$1048576];[.$F5];[.$B$1:.$B$1048576];[.N$2])" office:value-type="float" office:value="0" calcext:value-type="float">
            <text:p>0.0</text:p>
          </table:table-cell>
          <table:table-cell table:style-name="ce43" table:formula="of:=+SUM([.G5:.N5])" office:value-type="float" office:value="373.835760870238" calcext:value-type="float">
            <text:p>373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46" office:value-type="float" office:value="10" calcext:value-type="float">
            <text:p>10</text:p>
          </table:table-cell>
          <table:table-cell table:style-name="ce35" table:formula="of:=+SUMIFS([.$C$1:.$C$1048576];[.$A$1:.$A$1048576];[.$F6];[.$B$1:.$B$1048576];[.G$2])" office:value-type="float" office:value="332.036616772792" calcext:value-type="float">
            <text:p>332.0</text:p>
          </table:table-cell>
          <table:table-cell table:style-name="ce35" table:formula="of:=+SUMIFS([.$C$1:.$C$1048576];[.$A$1:.$A$1048576];[.$F6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F6];[.$B$1:.$B$1048576];[.I$2])" office:value-type="float" office:value="574.427158667588" calcext:value-type="float">
            <text:p>574.4</text:p>
          </table:table-cell>
          <table:table-cell table:style-name="ce35" table:formula="of:=+SUMIFS([.$C$1:.$C$1048576];[.$A$1:.$A$1048576];[.$F6];[.$B$1:.$B$1048576];[.J$2])" office:value-type="float" office:value="0" calcext:value-type="float">
            <text:p>0.0</text:p>
          </table:table-cell>
          <table:table-cell table:style-name="ce35" table:formula="of:=+SUMIFS([.$C$1:.$C$1048576];[.$A$1:.$A$1048576];[.$F6];[.$B$1:.$B$1048576];[.K$2])" office:value-type="float" office:value="293.55018032035" calcext:value-type="float">
            <text:p>293.6</text:p>
          </table:table-cell>
          <table:table-cell table:style-name="ce35" table:formula="of:=+SUMIFS([.$C$1:.$C$1048576];[.$A$1:.$A$1048576];[.$F6];[.$B$1:.$B$1048576];[.L$2])" office:value-type="float" office:value="0" calcext:value-type="float">
            <text:p>0.0</text:p>
          </table:table-cell>
          <table:table-cell table:style-name="ce35" table:formula="of:=+SUMIFS([.$C$1:.$C$1048576];[.$A$1:.$A$1048576];[.$F6];[.$B$1:.$B$1048576];[.M$2])" office:value-type="float" office:value="0" calcext:value-type="float">
            <text:p>0.0</text:p>
          </table:table-cell>
          <table:table-cell table:style-name="ce35" table:formula="of:=+SUMIFS([.$C$1:.$C$1048576];[.$A$1:.$A$1048576];[.$F6];[.$B$1:.$B$1048576];[.N$2])" office:value-type="float" office:value="20.7208553987388" calcext:value-type="float">
            <text:p>20.7</text:p>
          </table:table-cell>
          <table:table-cell table:style-name="ce52" table:formula="of:=+SUM([.G6:.N6])" office:value-type="float" office:value="1220.73481115947" calcext:value-type="float">
            <text:p>122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46" office:value-type="float" office:value="17" calcext:value-type="float">
            <text:p>17</text:p>
          </table:table-cell>
          <table:table-cell table:style-name="ce35" table:formula="of:=+SUMIFS([.$C$1:.$C$1048576];[.$A$1:.$A$1048576];[.$F7];[.$B$1:.$B$1048576];[.G$2])" office:value-type="float" office:value="0" calcext:value-type="float">
            <text:p>0.0</text:p>
          </table:table-cell>
          <table:table-cell table:style-name="ce35" table:formula="of:=+SUMIFS([.$C$1:.$C$1048576];[.$A$1:.$A$1048576];[.$F7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F7];[.$B$1:.$B$1048576];[.I$2])" office:value-type="float" office:value="0" calcext:value-type="float">
            <text:p>0.0</text:p>
          </table:table-cell>
          <table:table-cell table:style-name="ce35" table:formula="of:=+SUMIFS([.$C$1:.$C$1048576];[.$A$1:.$A$1048576];[.$F7];[.$B$1:.$B$1048576];[.J$2])" office:value-type="float" office:value="0" calcext:value-type="float">
            <text:p>0.0</text:p>
          </table:table-cell>
          <table:table-cell table:style-name="ce35" table:formula="of:=+SUMIFS([.$C$1:.$C$1048576];[.$A$1:.$A$1048576];[.$F7];[.$B$1:.$B$1048576];[.K$2])" office:value-type="float" office:value="0" calcext:value-type="float">
            <text:p>0.0</text:p>
          </table:table-cell>
          <table:table-cell table:style-name="ce35" table:formula="of:=+SUMIFS([.$C$1:.$C$1048576];[.$A$1:.$A$1048576];[.$F7];[.$B$1:.$B$1048576];[.L$2])" office:value-type="float" office:value="217.79478574669" calcext:value-type="float">
            <text:p>217.8</text:p>
          </table:table-cell>
          <table:table-cell table:style-name="ce35" table:formula="of:=+SUMIFS([.$C$1:.$C$1048576];[.$A$1:.$A$1048576];[.$F7];[.$B$1:.$B$1048576];[.M$2])" office:value-type="float" office:value="156.040975123548" calcext:value-type="float">
            <text:p>156.0</text:p>
          </table:table-cell>
          <table:table-cell table:style-name="ce35" table:formula="of:=+SUMIFS([.$C$1:.$C$1048576];[.$A$1:.$A$1048576];[.$F7];[.$B$1:.$B$1048576];[.N$2])" office:value-type="float" office:value="0" calcext:value-type="float">
            <text:p>0.0</text:p>
          </table:table-cell>
          <table:table-cell table:style-name="ce51" table:formula="of:=+SUM([.G7:.N7])" office:value-type="float" office:value="373.835760870238" calcext:value-type="float">
            <text:p>373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46" office:value-type="float" office:value="21" calcext:value-type="float">
            <text:p>21</text:p>
          </table:table-cell>
          <table:table-cell table:style-name="ce35" table:formula="of:=+SUMIFS([.$C$1:.$C$1048576];[.$A$1:.$A$1048576];[.$F8];[.$B$1:.$B$1048576];[.G$2])" office:value-type="float" office:value="0" calcext:value-type="float">
            <text:p>0.0</text:p>
          </table:table-cell>
          <table:table-cell table:style-name="ce35" table:formula="of:=+SUMIFS([.$C$1:.$C$1048576];[.$A$1:.$A$1048576];[.$F8];[.$B$1:.$B$1048576];[.H$2])" office:value-type="float" office:value="0" calcext:value-type="float">
            <text:p>0.0</text:p>
          </table:table-cell>
          <table:table-cell table:style-name="ce35" table:formula="of:=+SUMIFS([.$C$1:.$C$1048576];[.$A$1:.$A$1048576];[.$F8];[.$B$1:.$B$1048576];[.I$2])" office:value-type="float" office:value="0" calcext:value-type="float">
            <text:p>0.0</text:p>
          </table:table-cell>
          <table:table-cell table:style-name="ce35" table:formula="of:=+SUMIFS([.$C$1:.$C$1048576];[.$A$1:.$A$1048576];[.$F8];[.$B$1:.$B$1048576];[.J$2])" office:value-type="float" office:value="0" calcext:value-type="float">
            <text:p>0.0</text:p>
          </table:table-cell>
          <table:table-cell table:style-name="ce35" table:formula="of:=+SUMIFS([.$C$1:.$C$1048576];[.$A$1:.$A$1048576];[.$F8];[.$B$1:.$B$1048576];[.K$2])" office:value-type="float" office:value="0" calcext:value-type="float">
            <text:p>0.0</text:p>
          </table:table-cell>
          <table:table-cell table:style-name="ce35" table:formula="of:=+SUMIFS([.$C$1:.$C$1048576];[.$A$1:.$A$1048576];[.$F8];[.$B$1:.$B$1048576];[.L$2])" office:value-type="float" office:value="0" calcext:value-type="float">
            <text:p>0.0</text:p>
          </table:table-cell>
          <table:table-cell table:style-name="ce35" table:formula="of:=+SUMIFS([.$C$1:.$C$1048576];[.$A$1:.$A$1048576];[.$F8];[.$B$1:.$B$1048576];[.M$2])" office:value-type="float" office:value="156.040975123548" calcext:value-type="float">
            <text:p>156.0</text:p>
          </table:table-cell>
          <table:table-cell table:style-name="ce35" table:formula="of:=+SUMIFS([.$C$1:.$C$1048576];[.$A$1:.$A$1048576];[.$F8];[.$B$1:.$B$1048576];[.N$2])" office:value-type="float" office:value="0" calcext:value-type="float">
            <text:p>0.0</text:p>
          </table:table-cell>
          <table:table-cell table:style-name="ce51" table:formula="of:=+SUM([.G8:.N8])" office:value-type="float" office:value="156.040975123548" calcext:value-type="float">
            <text:p>156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67.910274489518" calcext:value-type="float">
            <text:p>367.910274489518</text:p>
          </table:table-cell>
          <table:table-cell/>
          <table:covered-table-cell/>
          <table:table-cell table:style-name="ce46" office:value-type="float" office:value="25" calcext:value-type="float">
            <text:p>25</text:p>
          </table:table-cell>
          <table:table-cell table:style-name="ce35" table:formula="of:=+SUMIFS([.$C$1:.$C$1048576];[.$A$1:.$A$1048576];[.$F9];[.$B$1:.$B$1048576];[.G$2])" office:value-type="float" office:value="0" calcext:value-type="float">
            <text:p>0.0</text:p>
          </table:table-cell>
          <table:table-cell table:style-name="ce35" table:formula="of:=+SUMIFS([.$C$1:.$C$1048576];[.$A$1:.$A$1048576];[.$F9];[.$B$1:.$B$1048576];[.H$2])" office:value-type="float" office:value="82.4440850333426" calcext:value-type="float">
            <text:p>82.4</text:p>
          </table:table-cell>
          <table:table-cell table:style-name="ce35" table:formula="of:=+SUMIFS([.$C$1:.$C$1048576];[.$A$1:.$A$1048576];[.$F9];[.$B$1:.$B$1048576];[.I$2])" office:value-type="float" office:value="0" calcext:value-type="float">
            <text:p>0.0</text:p>
          </table:table-cell>
          <table:table-cell table:style-name="ce35" table:formula="of:=+SUMIFS([.$C$1:.$C$1048576];[.$A$1:.$A$1048576];[.$F9];[.$B$1:.$B$1048576];[.J$2])" office:value-type="float" office:value="52.6672082033195" calcext:value-type="float">
            <text:p>52.7</text:p>
          </table:table-cell>
          <table:table-cell table:style-name="ce35" table:formula="of:=+SUMIFS([.$C$1:.$C$1048576];[.$A$1:.$A$1048576];[.$F9];[.$B$1:.$B$1048576];[.K$2])" office:value-type="float" office:value="0" calcext:value-type="float">
            <text:p>0.0</text:p>
          </table:table-cell>
          <table:table-cell table:style-name="ce35" table:formula="of:=+SUMIFS([.$C$1:.$C$1048576];[.$A$1:.$A$1048576];[.$F9];[.$B$1:.$B$1048576];[.L$2])" office:value-type="float" office:value="0" calcext:value-type="float">
            <text:p>0.0</text:p>
          </table:table-cell>
          <table:table-cell table:style-name="ce35" table:formula="of:=+SUMIFS([.$C$1:.$C$1048576];[.$A$1:.$A$1048576];[.$F9];[.$B$1:.$B$1048576];[.M$2])" office:value-type="float" office:value="0" calcext:value-type="float">
            <text:p>0.0</text:p>
          </table:table-cell>
          <table:table-cell table:style-name="ce35" table:formula="of:=+SUMIFS([.$C$1:.$C$1048576];[.$A$1:.$A$1048576];[.$F9];[.$B$1:.$B$1048576];[.N$2])" office:value-type="float" office:value="24.8658957479893" calcext:value-type="float">
            <text:p>24.9</text:p>
          </table:table-cell>
          <table:table-cell table:style-name="ce51" table:formula="of:=+SUM([.G9:.N9])" office:value-type="float" office:value="159.977188984651" calcext:value-type="float">
            <text:p>16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style-name="ce46" office:value-type="float" office:value="26" calcext:value-type="float">
            <text:p>26</text:p>
          </table:table-cell>
          <table:table-cell table:style-name="ce35" table:formula="of:=+SUMIFS([.$C$1:.$C$1048576];[.$A$1:.$A$1048576];[.$F10];[.$B$1:.$B$1048576];[.G$2])" office:value-type="float" office:value="0" calcext:value-type="float">
            <text:p>0.0</text:p>
          </table:table-cell>
          <table:table-cell table:style-name="ce35" table:formula="of:=+SUMIFS([.$C$1:.$C$1048576];[.$A$1:.$A$1048576];[.$F10];[.$B$1:.$B$1048576];[.H$2])" office:value-type="float" office:value="82.4440850333426" calcext:value-type="float">
            <text:p>82.4</text:p>
          </table:table-cell>
          <table:table-cell table:style-name="ce35" table:formula="of:=+SUMIFS([.$C$1:.$C$1048576];[.$A$1:.$A$1048576];[.$F10];[.$B$1:.$B$1048576];[.I$2])" office:value-type="float" office:value="0" calcext:value-type="float">
            <text:p>0.0</text:p>
          </table:table-cell>
          <table:table-cell table:style-name="ce35" table:formula="of:=+SUMIFS([.$C$1:.$C$1048576];[.$A$1:.$A$1048576];[.$F10];[.$B$1:.$B$1048576];[.J$2])" office:value-type="float" office:value="52.6672082033195" calcext:value-type="float">
            <text:p>52.7</text:p>
          </table:table-cell>
          <table:table-cell table:style-name="ce35" table:formula="of:=+SUMIFS([.$C$1:.$C$1048576];[.$A$1:.$A$1048576];[.$F10];[.$B$1:.$B$1048576];[.K$2])" office:value-type="float" office:value="0" calcext:value-type="float">
            <text:p>0.0</text:p>
          </table:table-cell>
          <table:table-cell table:style-name="ce35" table:formula="of:=+SUMIFS([.$C$1:.$C$1048576];[.$A$1:.$A$1048576];[.$F10];[.$B$1:.$B$1048576];[.L$2])" office:value-type="float" office:value="0" calcext:value-type="float">
            <text:p>0.0</text:p>
          </table:table-cell>
          <table:table-cell table:style-name="ce35" table:formula="of:=+SUMIFS([.$C$1:.$C$1048576];[.$A$1:.$A$1048576];[.$F10];[.$B$1:.$B$1048576];[.M$2])" office:value-type="float" office:value="0" calcext:value-type="float">
            <text:p>0.0</text:p>
          </table:table-cell>
          <table:table-cell table:style-name="ce35" table:formula="of:=+SUMIFS([.$C$1:.$C$1048576];[.$A$1:.$A$1048576];[.$F10];[.$B$1:.$B$1048576];[.N$2])" office:value-type="float" office:value="0" calcext:value-type="float">
            <text:p>0.0</text:p>
          </table:table-cell>
          <table:table-cell table:style-name="ce51" table:formula="of:=+SUM([.G10:.N10])" office:value-type="float" office:value="135.111293236662" calcext:value-type="float">
            <text:p>135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7.1836823998801" calcext:value-type="float">
            <text:p>27.1836823998801</text:p>
          </table:table-cell>
          <table:table-cell table:number-columns-repeated="2"/>
          <table:table-cell table:style-name="ce47" office:value-type="string" calcext:value-type="string">
            <text:p>sum</text:p>
          </table:table-cell>
          <table:table-cell table:style-name="ce49" table:formula="of:=+SUM([.G3:.G10])" office:value-type="float" office:value="332.036616772792" calcext:value-type="float">
            <text:p>332.0</text:p>
          </table:table-cell>
          <table:table-cell table:style-name="ce49" table:formula="of:=+SUM([.H3:.H10])" office:value-type="float" office:value="164.888170066685" calcext:value-type="float">
            <text:p>164.9</text:p>
          </table:table-cell>
          <table:table-cell table:style-name="ce39" table:formula="of:=+SUM([.I3:.I10])" office:value-type="float" office:value="628.794523467349" calcext:value-type="float">
            <text:p>628.8</text:p>
          </table:table-cell>
          <table:table-cell table:style-name="ce50" table:formula="of:=+SUM([.J3:.J10])" office:value-type="float" office:value="841.154965385675" calcext:value-type="float">
            <text:p>841.2</text:p>
          </table:table-cell>
          <table:table-cell table:style-name="ce49" table:formula="of:=+SUM([.K3:.K10])" office:value-type="float" office:value="293.55018032035" calcext:value-type="float">
            <text:p>293.6</text:p>
          </table:table-cell>
          <table:table-cell table:style-name="ce41" table:formula="of:=+SUM([.L3:.L10])" office:value-type="float" office:value="435.58957149338" calcext:value-type="float">
            <text:p>435.6</text:p>
          </table:table-cell>
          <table:table-cell table:style-name="ce49" table:formula="of:=+SUM([.M3:.M10])" office:value-type="float" office:value="468.122925370645" calcext:value-type="float">
            <text:p>468.1</text:p>
          </table:table-cell>
          <table:table-cell table:style-name="ce49" table:formula="of:=+SUM([.N3:.N10])" office:value-type="float" office:value="45.586751146728" calcext:value-type="float">
            <text:p>45.6</text:p>
          </table:table-cell>
          <table:table-cell table:style-name="ce63" table:formula="of:=+SUM([.G11:.N11])" office:value-type="float" office:value="3209.7237040236" calcext:value-type="float">
            <text:p>3209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vorite destinations</text:p>
          </table:table-cell>
          <table:table-cell table:number-columns-repeated="2"/>
          <table:table-cell office:value-type="string" calcext:value-type="string">
            <text:p>favorite origin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2.036616772792" calcext:value-type="float">
            <text:p>332.03661677279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3.55018032035" calcext:value-type="float">
            <text:p>293.5501803203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74.427158667588" calcext:value-type="float">
            <text:p>574.42715866758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.7208553987388" calcext:value-type="float">
            <text:p>20.7208553987388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17.79478574669" calcext:value-type="float">
            <text:p>217.7947857466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6.040975123548" calcext:value-type="float">
            <text:p>156.040975123548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17.79478574669" calcext:value-type="float">
            <text:p>217.7947857466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6.040975123548" calcext:value-type="float">
            <text:p>156.040975123548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6.040975123548" calcext:value-type="float">
            <text:p>156.040975123548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2.4440850333426" calcext:value-type="float">
            <text:p>82.4440850333426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2.6672082033195" calcext:value-type="float">
            <text:p>52.667208203319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.8658957479893" calcext:value-type="float">
            <text:p>24.8658957479893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2.4440850333426" calcext:value-type="float">
            <text:p>82.444085033342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.6672082033195" calcext:value-type="float">
            <text:p>52.667208203319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8:59:19.388484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09:06:30.036894815</dc:date>
    <meta:editing-duration>P6DT15H52M47S</meta:editing-duration>
    <meta:editing-cycles>10</meta:editing-cycles>
    <meta:generator>LibreOffice/6.0.7.3$Linux_X86_64 LibreOffice_project/00m0$Build-3</meta:generator>
    <meta:document-statistic meta:table-count="2" meta:cell-count="548" meta:object-count="0"/>
  </office:meta>
</office:document-meta>
</file>